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91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16.12mm"/>
    </style:style>
    <style:style style:name="co5" style:family="table-column">
      <style:table-column-properties fo:break-before="auto" style:column-width="19.74mm"/>
    </style:style>
    <style:style style:name="ro1" style:family="table-row">
      <style:table-row-properties style:row-height="9.3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0.99pt solid #000000"/>
    </style:style>
    <style:style style:name="ce4" style:family="table-cell" style:parent-style-name="Default" style:data-style-name="N2">
      <style:table-cell-properties fo:border="0.99pt solid #000000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 calcext:value-type="string">
            <text:p>Metryka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USA</text:p>
          </table:table-cell>
          <table:table-cell table:style-name="ce3" office:value-type="string" calcext:value-type="string">
            <text:p>Canada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string" calcext:value-type="string">
            <text:p>West – German</text:p>
          </table:table-cell>
          <table:table-cell table:style-name="ce4" office:value-type="string" calcext:value-type="string">
            <text:p>Średnia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Euklidesow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4" table:formula="of:=AVERAGE([.C2:.H2] )" office:value-type="float" office:value="35.6666666666667" calcext:value-type="float">
            <text:p>35,67</text:p>
          </table:table-cell>
        </table:table-row>
        <table:table-row table:style-name="ro2">
          <table:covered-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4" table:formula="of:=AVERAGE([.C3:.H3] )" office:value-type="float" office:value="34.6666666666667" calcext:value-type="float">
            <text:p>34,67</text:p>
          </table:table-cell>
        </table:table-row>
        <table:table-row table:style-name="ro2">
          <table:covered-table-cell table:style-name="ce1"/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style-name="ce4" table:formula="of:=AVERAGE([.C4:.H4] )" office:value-type="string" office:string-value="" calcext:value-type="error">
            <text:p>#DZIEL/0!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Uliczna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6"/>
          <table:table-cell table:style-name="ce4" table:formula="of:=AVERAGE([.C5:.H5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1"/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4" table:formula="of:=AVERAGE([.C6:.H6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1"/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style-name="ce4" table:formula="of:=AVERAGE([.C7:.H7] )" office:value-type="string" office:string-value="" calcext:value-type="error">
            <text:p>#DZIEL/0!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Czebyszewa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6"/>
          <table:table-cell table:style-name="ce4" table:formula="of:=AVERAGE([.C8:.H8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1"/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4" table:formula="of:=AVERAGE([.C9:.H9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1"/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style-name="ce4" table:formula="of:=AVERAGE([.C10:.H10] )" office:value-type="string" office:string-value="" calcext:value-type="error">
            <text:p>#DZIEL/0!</text:p>
          </table:table-cell>
        </table:table-row>
        <table:table-row table:style-name="ro2" table:number-rows-repeated="104856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0:38:51.439000000</meta:creation-date>
    <dc:date>2019-06-13T21:29:23.994000000</dc:date>
    <meta:editing-duration>PT29M51S</meta:editing-duration>
    <meta:editing-cycles>5</meta:editing-cycles>
    <meta:generator>LibreOffice/6.1.3.2$Windows_x86 LibreOffice_project/86daf60bf00efa86ad547e59e09d6bb77c699acb</meta:generator>
    <meta:document-statistic meta:table-count="1" meta:cell-count="42" meta:object-count="0"/>
  </office:meta>
</office:document-meta>
</file>